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0ee56" officeooo:paragraph-rsid="0010ee56" style:font-size-asian="14pt" style:font-size-complex="14pt"/>
    </style:style>
    <style:style style:name="P2" style:family="paragraph" style:parent-style-name="Standard">
      <style:paragraph-properties fo:text-align="justify" style:justify-single-word="false"/>
      <style:text-properties fo:font-size="14pt" officeooo:rsid="00123d7f" officeooo:paragraph-rsid="00123d7f" style:font-size-asian="14pt" style:font-size-complex="14pt"/>
    </style:style>
    <style:style style:name="T1" style:family="text">
      <style:text-properties officeooo:rsid="00135d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sustaining dynamo in the Earth's Core</text:p>
      <text:p text:style-name="P1">-------------------------------------------------------</text:p>
      <text:p text:style-name="P1"></text:p>
      <text:p text:style-name="P1">The reading material has good insight about what theories (namely, one by Gilbert, other by Blackett and lastly introduction of dynamo theory) were formulated to explain Earth's magnetism and how they failed. It also introduces the currently accepted dynamo theory and explains how its solutions are able to explain some of the effects seen(well, not current per se, it refers to the development until 2005). Though some of the places, like Dynamo theory, <text:s/>lack related graphics that could have helped in assimilating the reading material properly.</text:p>
      <text:p text:style-name="P1">Also, there is a reading material listed in the index for Dynamo which you can read to gain the basic knowledge of working of a dynamo. It could have helped if 'the axis of symmetry' were explained in detailed in the text where it says 'Earths' core cannot have an axis of symmetry' under 'Dynamo Theory' topic. There was an interesting fact that observations showed that magnetic polarity of Earth had reversed many times in the past and how it negated the thoery by Blackett. It is interesting to see how the electron spin property had been expanded to macro scale in order to explain Earth's magnetism but ultimately failed. </text:p>
      <text:p text:style-name="P1"><text:s/></text:p>
      <text:p text:style-name="P1"/>
      <text:p text:style-name="P2">Lodestone and needle: the rise of the magnetic compass</text:p>
      <text:p text:style-name="P2">----------------------------------------------------------------------</text:p>
      <text:p text:style-name="P1"/>
      <text:p text:style-name="P2">This reading material covers the advancement of the magnetic compass since its creation including the history regarding 'Lodestone' and how it was used to temporary magnetize iron wire or needle. The story about an Emperor using magnetic compass to close-in on enemy in zero visibility conditions seemed particularly interesting. The difficulties faced <text:s/>by people in those times to use the magnetic stone to device a compass <text:span text:style-name="T1">and how they tried and succeeded/failed in their methods was read-worthy. The whole story then lead to the world-wide use of magnetic compass devised by Cortes. </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0:19:58.320050435</meta:creation-date>
    <dc:date>2017-02-08T20:35:10.251335907</dc:date>
    <meta:editing-duration>PT14M5S</meta:editing-duration>
    <meta:editing-cycles>3</meta:editing-cycles>
    <meta:generator>LibreOffice/4.2.8.2$Linux_X86_64 LibreOffice_project/420m0$Build-2</meta:generator>
    <meta:document-statistic meta:table-count="0" meta:image-count="0" meta:object-count="0" meta:page-count="1" meta:paragraph-count="9" meta:word-count="306" meta:character-count="1990" meta:non-whitespace-character-count="1681"/>
  </office:meta>
</office:document-meta>
</file>